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6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cm" draw:caption-point-x="-0.61cm" draw:caption-point-y="1.085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00-00-00T19:47:27.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09T11:11:24.61</dc:date>
    <meta:editing-duration>P3DT8H47M20S</meta:editing-duration>
    <meta:editing-cycles>32</meta:editing-cycles>
    <meta:document-statistic meta:table-count="1" meta:cell-count="482" meta:object-count="0"/>
  </office:meta>
</office:document-meta>
</file>